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Automation Test Cases/Test Records – Selenium Action Tracker</text:p>
      <text:p text:style-name="Standard"/>
      <text:p text:style-name="P1">Tracker Review/Update Date: <text:span text:style-name="T5">15/07/2013<text:tab/>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Automation Test Cases/Test Records – Selenium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784407811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229270879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994267694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796092276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805072922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342935512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46:18</dc:date>
    <dc:creator>jaipal </dc:creator>
    <meta:editing-duration>PT2H2M22S</meta:editing-duration>
    <meta:editing-cycles>134</meta:editing-cycles>
    <meta:document-statistic meta:table-count="1" meta:image-count="1" meta:object-count="0" meta:page-count="1" meta:paragraph-count="37" meta:word-count="76" meta:character-count="551" meta:non-whitespace-character-count="493"/>
  </office:meta>
</office:document-meta>
</file>